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22pt" officeooo:rsid="00049952" officeooo:paragraph-rsid="00049952" style:font-size-asian="19.25pt" style:font-size-complex="22pt"/>
    </style:style>
    <style:style style:name="P2" style:family="paragraph" style:parent-style-name="Standard">
      <style:paragraph-properties fo:text-align="start" style:justify-single-word="false"/>
      <style:text-properties fo:font-size="12pt" officeooo:rsid="00049952" officeooo:paragraph-rsid="00049952" style:font-size-asian="10.5pt" style:font-size-complex="12pt"/>
    </style:style>
    <style:style style:name="P3" style:family="paragraph" style:parent-style-name="Standard">
      <style:paragraph-properties fo:text-align="start" style:justify-single-word="false"/>
      <style:text-properties fo:font-size="12pt" officeooo:rsid="00049952" officeooo:paragraph-rsid="00089550" style:font-size-asian="10.5pt" style:font-size-complex="12pt"/>
    </style:style>
    <style:style style:name="T1" style:family="text">
      <style:text-properties officeooo:rsid="0006379f"/>
    </style:style>
    <style:style style:name="T2" style:family="text">
      <style:text-properties officeooo:rsid="0007b0c7"/>
    </style:style>
    <style:style style:name="T3" style:family="text">
      <style:text-properties officeooo:rsid="00089550"/>
    </style:style>
    <style:style style:name="T4" style:family="text">
      <style:text-properties officeooo:rsid="00094fde"/>
    </style:style>
    <style:style style:name="T5" style:family="text">
      <style:text-properties fo:font-weight="bold" style:font-weight-asian="bold" style:font-weight-complex="bold"/>
    </style:style>
    <style:style style:name="T6" style:family="text">
      <style:text-properties fo:font-weight="bold" officeooo:rsid="0007b0c7" style:font-weight-asian="bold" style:font-weight-complex="bold"/>
    </style:style>
    <style:style style:name="T7" style:family="text">
      <style:text-properties fo:font-weight="bold" officeooo:rsid="00094fde"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umen Guía Docente</text:p>
      <text:p text:style-name="P1"/>
      <text:p text:style-name="P2"><text:tab/>La calificación de la asignatura consta de tres partes:</text:p>
      <text:p text:style-name="P2"/>
      <text:p text:style-name="P2"><text:tab/>-<text:span text:style-name="T5">Examen final</text:span>: se trata de un examen teórico y resolución de problemas, se necesitará una calificación de un 5 mínimo <text:span text:style-name="T1">y este examen sigue unas pautas. Primero se entregará un informe de auto-evaluación en el cual <text:s/>el alumno expondrá su progreso en la asignatura y los conocimientos obtenidos así como los problemas que tenga sobre estos indicando el porqué de ellos, al final del informe se auto calificará con una nota cuantitativa. Lo segundo será realizar una prueba sobre papel que el profesor corregirá. Si la nota del examen es inferior a la de la auto-evaluación pero se encuentra dentro de un margen determinado por la heteroevaluación (explicada más adelante) y se corresponden con los argumentos expuestos en el informe se otorgará la calificación de la auto-evaluación, en caso de que la nota del examen sea superior a la de auto-evaluación se otorgará esta última. Este método es igual para todos los tipos de alumnos (tiempo completo, tiempo parcial o repetidores).</text:span></text:p>
      <text:p text:style-name="P2"><text:tab/>-<text:span text:style-name="T6">Heteroevaluación</text:span><text:span text:style-name="T2">: para el alumnado a tiempo completo es necesaria la participación en al menos una de las actividades de heteroevaluación. Este tipo de evaluación esta dirigido a la resolución de problemas de distinto tipo por el alumnado examinando la resolución aportada por los demás alumnos. Las actividades se realizarán semanalmente y seguirán el siguiente proceso:</text:span></text:p>
      <text:p text:style-name="P2"><text:span text:style-name="T2"><text:tab/><text:tab/>+ El alumno deberá leer la bibliografía indicada y realizar los problemas recomendados por el profesor previamente a la realización de la actividad. Se entregarán por las actividades por moodle.</text:span></text:p>
      <text:p text:style-name="P3"><text:span text:style-name="T2"><text:tab/><text:tab/>+ Tras impartir la clase relativa al contenido de la actividad el alumno deberá corregir tres actividades realizadas por otros compañeros sin conocer sus nombres. Deberá redactar una evaluación crítica y dar a cada una un número del 1 al 3 correspondiente a la posición respecto a las otras (1 a la peor, 2 a la intermedia y 3 a la mejor). Además si la plataforma lo permite se dará una calificación a la actividad.</text:span></text:p>
      <text:p text:style-name="P3"><text:span text:style-name="T2"><text:tab/><text:tab/>+ Al finalizar las clases se calculará la posición media del alumno mediante la media de las calificaciones y se utilizará para el margen antes mencionado. La participación se calificará con la nota más alta obtenida en la actividad (de 1 a 3 como se mencionó antes) y la no participación o participación errónea (no evaluar a otros compañeros o darles una posición fuero del dominio [1,2,3] se penalizará.</text:span></text:p>
      <text:p text:style-name="P3"><text:span text:style-name="T3"><text:tab/><text:tab/>+ El alumno no podrá realizar las actividades en grupo y si se detecta una mala práctica de a evaluación se reducirá el efecto de esta calificación.</text:span></text:p>
      <text:p text:style-name="P3"><text:tab/>- <text:span text:style-name="T7">Evaluación de prácticas</text:span><text:span text:style-name="T4">: el alumno entregará una memoria de prácticas respondiendo a ciertas preguntas que el profesor evaluará. Además se realizará un examen en ordenador en lenguaje CLIPS utilizado en prácticas. El informe de prácticas ponderará un 50% de la nota final de prácticas y el examen otro 50%. En ambas partes se deberá obtener una calificación mínima de 5 sobre 10. Este apartado será igual para todo tipo de alumno (repetidor, tiempo parcial o completo).</text:span></text:p>
      <text:p text:style-name="P3"/>
      <text:p text:style-name="P3"><text:tab/><text:span text:style-name="T4">La nota final de la asignatura será la suma ponderada de estas calificaciones (50% examen final, 10% heteroevaluación y 40% parte práctica) debiendo obtener al menos la nota mínima en cada parte (5 en el examen final, 1 en heteroevaluación y 5 en la parte práctic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3T22:54:19.103169757</meta:creation-date>
    <dc:date>2019-02-13T23:48:54.311412887</dc:date>
    <meta:editing-duration>PT9M14S</meta:editing-duration>
    <meta:editing-cycles>1</meta:editing-cycles>
    <meta:document-statistic meta:table-count="0" meta:image-count="0" meta:object-count="0" meta:page-count="1" meta:paragraph-count="10" meta:word-count="552" meta:character-count="3338" meta:non-whitespace-character-count="2782"/>
    <meta:generator>LibreOffice/6.0.7.3$Linux_X86_64 LibreOffice_project/00m0$Build-3</meta:generator>
  </office:meta>
</office:document-meta>
</file>